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47cm" fo:min-width="0.22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436cm" fo:min-width="0.186cm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svg:stroke-color="#2a6099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016cm" svg:height="1.016cm" svg:x="6.238cm" svg:y="3.81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" draw:id="id9" draw:layer="layout" svg:width="1.016cm" svg:height="1.016cm" svg:x="12.827cm" svg:y="3.81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" draw:id="id10" draw:layer="layout" svg:width="1.016cm" svg:height="1.016cm" svg:x="14.233cm" svg:y="5.563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1.016cm" svg:height="1.016cm" svg:x="12.12cm" svg:y="7.844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016cm" svg:height="1.016cm" svg:x="9.284cm" svg:y="5.44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016cm" svg:height="1.016cm" svg:x="9.288cm" svg:y="7.844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.016cm" svg:height="1.016cm" svg:x="9.288cm" svg:y="10.263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016cm" svg:height="1.016cm" svg:x="4.235cm" svg:y="5.483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" draw:id="id7" draw:layer="layout" svg:width="1.016cm" svg:height="1.016cm" svg:x="2.397cm" svg:y="7.844cm">
          <text:p text:style-name="P1">5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3" draw:id="id3" draw:layer="layout" svg:width="1.016cm" svg:height="1.016cm" svg:x="6.238cm" svg:y="7.844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6.386cm" svg:y1="4.678cm" svg:x2="5.103cm" svg:y2="5.631cm" draw:start-shape="id1" draw:start-glue-point="7" draw:end-shape="id2" draw:end-glue-point="11" svg:d="M6386 4678l-1283 953" svg:viewBox="0 0 1284 954">
          <text:p/>
        </draw:connector>
        <draw:connector draw:style-name="gr4" draw:text-style-name="P3" draw:layer="layout" draw:type="line" svg:x1="6.746cm" svg:y1="4.826cm" svg:x2="6.746cm" svg:y2="7.844cm" draw:start-shape="id1" draw:start-glue-point="8" draw:end-shape="id3" draw:end-glue-point="4" svg:d="M6746 4826v3018" svg:viewBox="0 0 1 3019">
          <text:p/>
        </draw:connector>
        <draw:connector draw:style-name="gr4" draw:text-style-name="P3" draw:layer="layout" draw:type="line" svg:x1="7.106cm" svg:y1="4.678cm" svg:x2="9.284cm" svg:y2="5.953cm" draw:start-shape="id1" draw:start-glue-point="9" draw:end-shape="id4" draw:end-glue-point="6" svg:d="M7106 4678l2178 1275" svg:viewBox="0 0 2179 1276">
          <text:p/>
        </draw:connector>
        <draw:connector draw:style-name="gr4" draw:text-style-name="P3" draw:layer="layout" draw:type="line" svg:x1="9.792cm" svg:y1="6.461cm" svg:x2="9.796cm" svg:y2="7.844cm" draw:start-shape="id4" draw:start-glue-point="8" draw:end-shape="id5" draw:end-glue-point="4" svg:d="M9792 6461l4 1383" svg:viewBox="0 0 5 1384">
          <text:p/>
        </draw:connector>
        <draw:connector draw:style-name="gr4" draw:text-style-name="P3" draw:layer="layout" draw:type="line" svg:x1="9.796cm" svg:y1="8.86cm" svg:x2="9.796cm" svg:y2="10.263cm" draw:start-shape="id5" draw:start-glue-point="8" draw:end-shape="id6" draw:end-glue-point="4" svg:d="M9796 8860v1403" svg:viewBox="0 0 1 1404">
          <text:p/>
        </draw:connector>
        <draw:connector draw:style-name="gr4" draw:text-style-name="P3" draw:layer="layout" draw:type="line" svg:x1="3.413cm" svg:y1="8.352cm" svg:x2="6.238cm" svg:y2="8.352cm" draw:start-shape="id7" draw:start-glue-point="10" draw:end-shape="id3" draw:end-glue-point="6" svg:d="M3413 8352h2825" svg:viewBox="0 0 2826 1">
          <text:p/>
        </draw:connector>
        <draw:connector draw:style-name="gr4" draw:text-style-name="P3" draw:layer="layout" draw:type="line" svg:x1="6.386cm" svg:y1="7.992cm" svg:x2="5.103cm" svg:y2="6.351cm" draw:start-shape="id3" draw:start-glue-point="5" draw:end-shape="id2" draw:end-glue-point="9" svg:d="M6386 7992l-1283-1641" svg:viewBox="0 0 1284 1642">
          <text:p/>
        </draw:connector>
        <draw:connector draw:style-name="gr4" draw:text-style-name="P3" draw:layer="layout" draw:type="line" svg:x1="10.152cm" svg:y1="6.313cm" svg:x2="12.268cm" svg:y2="7.992cm" draw:start-shape="id4" draw:start-glue-point="9" draw:end-shape="id8" draw:end-glue-point="5" svg:d="M10152 6313l2116 1679" svg:viewBox="0 0 2117 1680">
          <text:p/>
        </draw:connector>
        <draw:connector draw:style-name="gr4" draw:text-style-name="P3" draw:layer="layout" draw:type="line" svg:x1="13.335cm" svg:y1="4.826cm" svg:x2="12.988cm" svg:y2="7.992cm" draw:start-shape="id9" draw:start-glue-point="8" draw:end-shape="id8" draw:end-glue-point="11" svg:d="M13335 4826l-347 3166" svg:viewBox="0 0 348 3167">
          <text:p/>
        </draw:connector>
        <draw:connector draw:style-name="gr4" draw:text-style-name="P3" draw:layer="layout" draw:type="line" svg:x1="14.381cm" svg:y1="6.431cm" svg:x2="13.136cm" svg:y2="8.352cm" draw:start-shape="id10" draw:start-glue-point="7" draw:end-shape="id8" draw:end-glue-point="10" svg:d="M14381 6431l-1245 1921" svg:viewBox="0 0 1246 1922">
          <text:p/>
        </draw:connector>
        <draw:connector draw:style-name="gr4" draw:text-style-name="P3" draw:layer="layout" draw:type="line" svg:x1="13.695cm" svg:y1="4.678cm" svg:x2="14.381cm" svg:y2="5.711cm" draw:start-shape="id9" draw:start-glue-point="9" draw:end-shape="id10" draw:end-glue-point="5" svg:d="M13695 4678l686 1033" svg:viewBox="0 0 687 1034">
          <text:p/>
        </draw:connector>
        <draw:connector draw:style-name="gr4" draw:text-style-name="P3" draw:layer="layout" draw:type="line" svg:x1="4.383cm" svg:y1="6.351cm" svg:x2="3.265cm" svg:y2="7.992cm" draw:start-shape="id2" draw:start-glue-point="7" draw:end-shape="id7" draw:end-glue-point="11" svg:d="M4383 6351l-1118 1641" svg:viewBox="0 0 1119 1642">
          <text:p/>
        </draw:connector>
        <draw:connector draw:style-name="gr4" draw:text-style-name="P3" draw:layer="layout" draw:type="curve" svg:x1="10.156cm" svg:y1="10.411cm" svg:x2="10.304cm" svg:y2="8.352cm" draw:start-shape="id6" draw:start-glue-point="11" draw:end-shape="id5" draw:end-glue-point="10" svg:d="M10156 10411c1000 0 926-2059 148-2059" svg:viewBox="0 0 742 2060">
          <text:p/>
        </draw:connector>
        <draw:connector draw:style-name="gr4" draw:text-style-name="P3" draw:layer="layout" draw:type="curve" svg:x1="12.628cm" svg:y1="7.844cm" svg:x2="7.254cm" svg:y2="4.318cm" draw:start-shape="id8" draw:start-glue-point="4" draw:end-shape="id1" draw:end-glue-point="10" svg:d="M12628 7844c0-2351-1791-3526-5374-3526" svg:viewBox="0 0 5375 3527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2-06T12:41:18.257000000</meta:creation-date>
    <dc:date>2020-12-06T23:59:22.923000000</dc:date>
    <meta:editing-duration>PT6H12M47S</meta:editing-duration>
    <meta:editing-cycles>4</meta:editing-cycles>
    <meta:generator>LibreOffice/6.3.2.2$Windows_X86_64 LibreOffice_project/98b30e735bda24bc04ab42594c85f7fd8be07b9c</meta:generator>
    <meta:document-statistic meta:object-count="24"/>
  </office:meta>
</office:document-meta>
</file>